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4c50b" officeooo:paragraph-rsid="0014c50b"/>
    </style:style>
    <style:style style:name="P2" style:family="paragraph" style:parent-style-name="Preformatted_20_Text">
      <style:text-properties officeooo:rsid="0015cbed" officeooo:paragraph-rsid="0015cb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ow many governments are there in the world</text:p>
      <text:p text:style-name="Preformatted_20_Text"/>
      <text:p text:style-name="Preformatted_20_Text"><text:s/>einstein</text:p>
      <text:p text:style-name="Preformatted_20_Text"><text:s/>isaac newton</text:p>
      <text:p text:style-name="Preformatted_20_Text"><text:s/>karl schwarzschild</text:p>
      <text:p text:style-name="Preformatted_20_Text"/>
      <text:p text:style-name="Preformatted_20_Text">moore's law</text:p>
      <text:p text:style-name="Preformatted_20_Text"/>
      <text:p text:style-name="Preformatted_20_Text">werner heisenberg</text:p>
      <text:p text:style-name="Preformatted_20_Text">michio kaku</text:p>
      <text:p text:style-name="Preformatted_20_Text">shuji nakamura</text:p>
      <text:p text:style-name="P1"/>
      <text:p text:style-name="P2">canis Major</text:p>
      <text:p text:style-name="P2"/>
      <text:p text:style-name="P2">Surina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30T00:01:56.616653100</dc:date>
    <meta:editing-duration>PT1H44M41S</meta:editing-duration>
    <meta:editing-cycles>1</meta:editing-cycles>
    <meta:document-statistic meta:table-count="0" meta:image-count="0" meta:object-count="0" meta:page-count="1" meta:paragraph-count="10" meta:word-count="24" meta:character-count="155" meta:non-whitespace-character-count="138"/>
    <meta:generator>LibreOffice/25.8.1.1$Windows_X86_64 LibreOffice_project/54047653041915e595ad4e45cccea684809c77b5</meta:generator>
  </office:meta>
</office:document-meta>
</file>